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martPropoPlus Version 3.3.7</text:h>
      <text:h text:style-name="Heading_20_1" text:outline-level="1"/>
      <text:h text:style-name="Heading_20_2" text:outline-level="2">Goal:</text:h>
      <text:p text:style-name="P2">Add support to Walkera WK-2401 <text:span text:style-name="T1">PPM</text:span></text:p>
      <text:p text:style-name="P2">Fix minor bugs in 3.3.6</text:p>
      <text:p text:style-name="P2"/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1" office:value-type="string">
            <text:p text:style-name="P2">Change version number</text:p>
          </table:table-cell>
          <table:table-cell table:style-name="Table1.A1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Upload new version + RN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Add acknowledges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Inform forums including Walkera forums</text:p>
          </table:table-cell>
          <table:table-cell table:style-name="Table3.A1" office:value-type="string">
            <text:p text:style-name="P1">D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שאול איזיקוביץ</meta:initial-creator>
    <meta:creation-date>2007-04-16T17:18:15</meta:creation-date>
    <dc:creator>שאול איזיקוביץ</dc:creator>
    <dc:date>2009-01-06T22:19:18</dc:date>
    <meta:printed-by>שאול איזיקוביץ</meta:printed-by>
    <meta:print-date>2007-04-16T17:58:25</meta:print-date>
    <meta:editing-cycles>33</meta:editing-cycles>
    <meta:editing-duration>P6DT9H32M4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46" meta:character-count="259"/>
  </office:meta>
</office:document-meta>
</file>